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f27f"/>
    </style:style>
    <style:style style:name="P2" style:family="paragraph" style:parent-style-name="Standard">
      <style:text-properties officeooo:paragraph-rsid="0004417f"/>
    </style:style>
    <style:style style:name="P3" style:family="paragraph" style:parent-style-name="Standard">
      <style:text-properties officeooo:paragraph-rsid="0004ee49"/>
    </style:style>
    <style:style style:name="P4" style:family="paragraph" style:parent-style-name="Standard">
      <style:text-properties officeooo:paragraph-rsid="0006a146"/>
    </style:style>
    <style:style style:name="P5" style:family="paragraph" style:parent-style-name="Standard">
      <style:text-properties officeooo:paragraph-rsid="000ae58c"/>
    </style:style>
    <style:style style:name="P6" style:family="paragraph" style:parent-style-name="Standard">
      <style:text-properties officeooo:paragraph-rsid="000c340b"/>
    </style:style>
    <style:style style:name="P7" style:family="paragraph" style:parent-style-name="Standard">
      <style:text-properties officeooo:paragraph-rsid="000e08e6"/>
    </style:style>
    <style:style style:name="P8" style:family="paragraph" style:parent-style-name="Standard">
      <style:text-properties officeooo:paragraph-rsid="00140532"/>
    </style:style>
    <style:style style:name="P9" style:family="paragraph" style:parent-style-name="Standard">
      <style:text-properties officeooo:paragraph-rsid="00147d2f"/>
    </style:style>
    <style:style style:name="T1" style:family="text">
      <style:text-properties officeooo:rsid="0004417f"/>
    </style:style>
    <style:style style:name="T2" style:family="text">
      <style:text-properties officeooo:rsid="0006a146"/>
    </style:style>
    <style:style style:name="T3" style:family="text">
      <style:text-properties officeooo:rsid="000c34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ERT INTO `carpeta` (`id`, `cliente_id`, `formato_id`, `año`, `name`, `activa`) VALUES</text:p>
      <text:p text:style-name="Standard">(1, 1, 1, 2009, 'JPG CL (2008)', 0),</text:p>
      <text:p text:style-name="Standard">(2, 1, 2, 2009, 'JPG LM Ø88.8', 0),</text:p>
      <text:p text:style-name="Standard">(3, 2, 3, 2009, 'RAJOLES 2009', 0);</text:p>
      <text:p text:style-name="Standard"/>
      <text:p text:style-name="P9">INSERT INTO `carpeta` (`id`, `cliente_id`, `formato_id`, `año`, `name`, `activa`) VALUES</text:p>
      <text:p text:style-name="Standard">(4, 4, 4, 2009, 'ENVASE TERMIX - DOLS', 0),</text:p>
      <text:p text:style-name="Standard">(5, 5, 5, 2009, 'ENVASE PACHA Ø87 h87 50ml (09)', 0),</text:p>
      <text:p text:style-name="Standard">(6, 6, 4, 2009, 'ENVASE CARLSBERG', 0),</text:p>
      <text:p text:style-name="Standard">(7, 7, 6, 2009, 'Varios Paquetes sin Etiquetar', 0);</text:p>
      <text:p text:style-name="Standard"/>
      <text:p text:style-name="P9">INSERT INTO `carpeta` (`id`, `cliente_id`, `formato_id`, `año`, `name`, `activa`) VALUES</text:p>
      <text:p text:style-name="Standard"/>
      <text:p text:style-name="Standard">(8, 1, 7, 2009, 'VALUESJPG TRADE LM EU-US', 0),</text:p>
      <text:p text:style-name="Standard">(9, 8, 8, 2009, 'DVD APPALOOSA', 0),</text:p>
      <text:p text:style-name="Standard">(10, 5, 5, 2009, 'ENVASE PACHA WOMAN h87 50ml (09-02)', 0),</text:p>
      <text:p text:style-name="Standard">(11, 22, 9, 2009, 'LICOR 43 (09)', 0),</text:p>
      <text:p text:style-name="Standard">(12, 21, 10, 2009, 'CLAN CAMPBELL', 0),</text:p>
      <text:p text:style-name="Standard">(13, 7, 11, 2009, 'ANONIMO INCOLORO MATE FTO. SELLOS', 0),</text:p>
      <text:p text:style-name="Standard">(15, 19, 12, 2009, 'ENVASE ALTADIS - COHIBA', 0),</text:p>
      <text:p text:style-name="Standard">(20, 1, 1, 2009, 'JPG CL Ø73 (2009)', 0),</text:p>
      <text:p text:style-name="Standard">(21, 1, 1, 2009, 'JPG Neo-CL Ø73', 0),</text:p>
      <text:p text:style-name="Standard">(22, 1, 13, 2009, 'JPG CL Ø83', 0),</text:p>
      <text:p text:style-name="Standard">(23, 1, 13, 2009, 'JPG Neo-CL Ø83', 0),</text:p>
      <text:p text:style-name="Standard">(24, 24, 14, 2009, 'FREIXENET NIÑO (09)', 0);</text:p>
      <text:p text:style-name="Standard"/>
      <text:p text:style-name="P8">INSERT INTO `carpeta` (`id`, `cliente_id`, `formato_id`, `año`, `name`, `activa`) VALUES</text:p>
      <text:p text:style-name="Standard">(25, 23, 9, 2009, 'LEVI´S Ø108 (09)', 0),</text:p>
      <text:p text:style-name="Standard">(26, 19, 49, 2009, 'LEPANTO Ø127', 0),</text:p>
      <text:p text:style-name="Standard">(27, 30, 14, 2009, 'TOLRA (09)', 0),</text:p>
      <text:p text:style-name="Standard">(28, 33, 6, 2009, 'JUNIE B. JONES', 0),</text:p>
      <text:p text:style-name="Standard">(29, 8, 8, 2009, 'DVD KS <text:s/>LA LISTA', 0),</text:p>
      <text:p text:style-name="Standard">(30, 20, 12, 2009, 'GUERLAIN', 0),</text:p>
      <text:p text:style-name="Standard">(31, 25, 14, 2009, 'ENVASE 2.B E.MORENO', 0),</text:p>
      <text:p text:style-name="Standard">(32, 28, 3, 2009, 'MIGUEL BELLIDO', 0),</text:p>
      <text:p text:style-name="Standard">(33, 19, 43, 2009, 'ENVASE QUINTERO 25 BREVAS', 0),</text:p>
      <text:p text:style-name="Standard">(34, 5, 5, 2009, 'PACHA Ø87 h87 50ml (09-03-04)', 0),</text:p>
      <text:p text:style-name="Standard">(35, 34, 9, 2009, 'TAPAS INTERIORES Ø108 ANONIMAS', 0),</text:p>
      <text:p text:style-name="Standard">(36, 19, 44, 2009, 'ALTADIS - MONTECRISTO', 0),</text:p>
      <text:p text:style-name="Standard">(37, 2, 4, 2010, 'TRIAS MILLENIUM', 0),</text:p>
      <text:p text:style-name="Standard">(38, 1, 13, 2010, 'JPG LM Ø83', 0),</text:p>
      <text:p text:style-name="Standard">(41, 7, 6, 2010, 'Tiras varias anonimas', 0),</text:p>
      <text:p text:style-name="Standard">(42, 32, 10, 2010, 'CLAN CAMPBELL 89 x 89 x 303', 0),</text:p>
      <text:p text:style-name="Standard">(43, 5, 5, 2010, 'PACHA', 0),</text:p>
      <text:p text:style-name="Standard">(44, 35, 45, 2010, 'HUCHA FARMACEUTICOS MUNDI', 0),</text:p>
      <text:p text:style-name="Standard">(45, 36, 8, 2010, 'DVD DESTINO FINAL', 0),</text:p>
      <text:p text:style-name="Standard">(46, 7, 8, 2010, 'DVD', 0),</text:p>
      <text:p text:style-name="Standard">(48, 7, 6, 2010, 'HOJAS BARNIZ ANONIMAS', 1),</text:p>
      <text:p text:style-name="Standard">(49, 1, 2, 2010, 'JPG LM St. Valentin (2011) Ø88.8', 0),</text:p>
      <text:p text:style-name="Standard">(50, 1, 13, 2010, 'JPG CL St. Valentin (2011) Ø83', 0);</text:p>
      <text:p text:style-name="Standard"/>
      <text:p text:style-name="Standard">INSERT INTO `carpeta` (`id`, `cliente_id`, `formato_id`, `año`, `name`, `activa`) VALUES</text:p>
      <text:p text:style-name="Standard"><text:soft-page-break/>(51, 30, 14, 2010, 'TOLRA <text:s/>2010', 0),</text:p>
      <text:p text:style-name="Standard">(52, 7, 6, 2010, 'ENVASES ANONIMOS', 1),</text:p>
      <text:p text:style-name="Standard">(53, 39, 45, 2010, 'COMASA HOGAR, S.L.', 0),</text:p>
      <text:p text:style-name="Standard">(54, 24, 14, 2010, 'FREIXENET NIÑO 2010', 0),</text:p>
      <text:p text:style-name="Standard">(55, 1, 1, 2010, 'JPG CLX SEXY CHIC Ø73', 0),</text:p>
      <text:p text:style-name="Standard">(56, 19, 46, 2014, 'Montecristo nº 4', 0),</text:p>
      <text:p text:style-name="Standard">(58, 43, 44, 2010, 'PASTELERIA TOTEL Ø75', 0),</text:p>
      <text:p text:style-name="Standard">(59, 38, 2, 2010, 'ZÓCALOS MBF 125 ml LM2', 0),</text:p>
      <text:p text:style-name="Standard">(60, 49, 47, 2010, 'INDUSTRIAS SANZ', 0),</text:p>
      <text:p text:style-name="Standard">(62, 7, 6, 2010, 'EMBALAJE JPG', 1),</text:p>
      <text:p text:style-name="Standard">(63, 50, 48, 2010, 'TURRONES DE ALICANTE, S.A.', 0),</text:p>
      <text:p text:style-name="Standard">(65, 7, 6, 2010, 'HOJALATA SIN PROCESAR', 1),</text:p>
      <text:p text:style-name="Standard">(66, 1, 13, 2010, 'JPG CLX Collector Ø83', 0),</text:p>
      <text:p text:style-name="Standard">(67, 38, 5, 2010, 'VIÑA TONDONIA', 0),</text:p>
      <text:p text:style-name="Standard">(69, 1, 2, 2010, 'JPG LM COUPLE Ø88,8', 0),</text:p>
      <text:p text:style-name="Standard">(70, 1, 13, 2010, 'JPG CL COUPLE Ø83', 0),</text:p>
      <text:p text:style-name="Standard">(71, 51, 12, 2010, 'ACEITE Y RON CONSTITUCION', 0),</text:p>
      <text:p text:style-name="Standard">(72, 7, 6, 2011, 'FORMATOS CARPINTERIA', 0),</text:p>
      <text:p text:style-name="Standard">(79, 1, 13, 2011, 'JPG CLX EROTIC CHIC Ø83', 0),</text:p>
      <text:p text:style-name="Standard">(80, 52, 6, 2011, 'RIMINI 1928', 0),</text:p>
      <text:p text:style-name="Standard">(82, 1, 50, 2011, 'JPG III (KOKORICO) Ø208', 0),</text:p>
      <text:p text:style-name="Standard">(83, 37, 9, 2011, 'ENVASES KRAFT', 0),</text:p>
      <text:p text:style-name="Standard">(84, 32, 10, 2011, 'CLAN CAMPBELL 2011', 0),</text:p>
      <text:p text:style-name="Standard">(85, 55, 5, 2011, 'TIME FORCE', 0),</text:p>
      <text:p text:style-name="Standard">(86, 53, 5, 2011, 'FUSSIGNY', 0),</text:p>
      <text:p text:style-name="Standard">(89, 54, 45, 2011, 'MARKS&amp;SPENCER', 0),</text:p>
      <text:p text:style-name="Standard">(90, 1, 51, 2011, 'JPG OVAL', 0),</text:p>
      <text:p text:style-name="Standard">(91, 1, 13, 2011, 'JPG CL EAU X Ø83', 0),</text:p>
      <text:p text:style-name="Standard">(92, 1, 7, 2011, 'JPG TRADE Ø120', 0),</text:p>
      <text:p text:style-name="Standard">(93, 1, 2, 2011, 'JPG ST. VAL - COUPLE 2012', 0),</text:p>
      <text:p text:style-name="Standard">(94, 57, 12, 2011, 'ARCELOR', 0),</text:p>
      <text:p text:style-name="Standard">(95, 44, 48, 2011, 'ALMENDRA Y MIEL \"1880\"', 0),</text:p>
      <text:p text:style-name="Standard">(96, 60, 12, 2011, 'CUSTO', 0),</text:p>
      <text:p text:style-name="Standard">(97, 59, 52, 2011, 'AZAFRAN', 0),</text:p>
      <text:p text:style-name="Standard">(98, 25, 14, 2016, 'E.MORENO, S.L.', 0),</text:p>
      <text:p text:style-name="Standard">(99, 1, 2, 2011, 'JPG LM ETE Ø88,8', 0),</text:p>
      <text:p text:style-name="P1">(100, 1, 13, 2011, 'JPG CL ETE Ø83', 0);</text:p>
      <text:p text:style-name="P1"/>
      <text:p text:style-name="P1">INSERT INTO `carpeta` (`id`, `cliente_id`, `formato_id`, `año`, `name`, `activa`) VALUES</text:p>
      <text:p text:style-name="Standard">(101, 56, 5, 2011, 'RON ARECHA', 0),</text:p>
      <text:p text:style-name="Standard">(103, 61, 44, 2011, 'AMUNDSEN', 0),</text:p>
      <text:p text:style-name="Standard">(104, 62, 3, 2011, 'TEJAS DE EL PUERTO', 0),</text:p>
      <text:p text:style-name="Standard">(105, 1, 50, 2011, 'KOKORICO ESTRELLAS', 0),</text:p>
      <text:p text:style-name="Standard">(106, 5, 61, 2011, 'SKR', 0),</text:p>
      <text:p text:style-name="Standard">(107, 1, 2, 2012, 'JPG LM GLADIATOR Ø88.8', 0),</text:p>
      <text:p text:style-name="Standard">(108, 55, 45, 2012, 'TIME FORCE 2012', 0),</text:p>
      <text:p text:style-name="Standard">(109, 19, 12, 2012, 'ALTADIS COHIBA MINI Ø68', 0),</text:p>
      <text:p text:style-name="Standard">(110, 19, 1, 2012, 'ALTADIS COHIBA Ø73', 0),</text:p>
      <text:p text:style-name="Standard">(111, 64, 62, 2012, 'CARMENCITA', 1),</text:p>
      <text:p text:style-name="Standard">(112, 63, 45, 2012, 'GERMAINE DE CAPUCCINI', 0),</text:p>
      <text:p text:style-name="Standard">(113, 1, 50, 2012, 'KOKORICO ESTRELLAS BY NIGHT', 0),</text:p>
      <text:p text:style-name="Standard">(114, 7, 6, 2012, 'TALLER REPARACION', 0),</text:p>
      <text:p text:style-name="Standard"><text:soft-page-break/>(120, 7, 6, 2012, 'LIMPIEZA', 0),</text:p>
      <text:p text:style-name="Standard">(121, 7, 6, 2012, 'FABRICACION DE MUESTRAS', 1),</text:p>
      <text:p text:style-name="Standard">(122, 1, 13, 2012, 'JPG CL 20 AÑOS Ø83', 0),</text:p>
      <text:p text:style-name="Standard">(123, 7, 6, 2012, 'OTRAS TAREAS', 1),</text:p>
      <text:p text:style-name="Standard">(124, 65, 3, 2012, 'PANAMA JACK ENVASE 242x161', 0),</text:p>
      <text:p text:style-name="Standard">(125, 65, 63, 2012, 'PANAMA JACK CARTEL 440x290', 0),</text:p>
      <text:p text:style-name="Standard">(126, 65, 64, 2012, 'PANAMA JACK CARTEL DISPLAY 160x280', 0),</text:p>
      <text:p text:style-name="Standard">(127, 66, 9, 2017, 'KIKO Ø108', 0),</text:p>
      <text:p text:style-name="Standard">(128, 66, 5, 2012, 'KIKO Ø87', 0),</text:p>
      <text:p text:style-name="Standard">(129, 54, 45, 2012, 'MARKS &amp; SPENCER 2012', 0),</text:p>
      <text:p text:style-name="Standard">(130, 50, 48, 2012, 'TURRONES DE ALICANTE - CARREMI', 0),</text:p>
      <text:p text:style-name="Standard">(131, 55, 9, 2012, 'TIME FORCE JEWELS', 0),</text:p>
      <text:p text:style-name="Standard">(132, 1, 2, 2012, 'JPG LM ETE 2013 Ø88,8', 0),</text:p>
      <text:p text:style-name="Standard">(133, 1, 13, 2012, 'JPG CL ETE 2013 Ø83', 0),</text:p>
      <text:p text:style-name="Standard">(134, 69, 47, 2012, 'REYNOLDS', 0),</text:p>
      <text:p text:style-name="Standard">(136, 70, 65, 2012, 'PUIG PR9', 0),</text:p>
      <text:p text:style-name="Standard">(137, 7, 6, 2012, 'ALMACEN UTILLAJES', 0),</text:p>
      <text:p text:style-name="Standard">(138, 19, 6, 2012, 'ALTADIS Ediciones Limitadas Promocigar 2013', 0),</text:p>
      <text:p text:style-name="Standard">(139, 1, 2, 2012, 'JPG LM OPE COUPLE Ø88,8', 0),</text:p>
      <text:p text:style-name="Standard">(140, 1, 13, 2012, 'JPG LM OPE COUPLE Ø83', 0),</text:p>
      <text:p text:style-name="Standard">(141, 1, 13, 2012, 'JPG CL OPE COUPLE Ø83', 0),</text:p>
      <text:p text:style-name="Standard">(142, 1, 1, 2012, 'JPG CL OPE COUPLE Ø73', 0),</text:p>
      <text:p text:style-name="Standard">(143, 63, 45, 2013, 'GERMAINE DE CAPPUCINI 2013', 0),</text:p>
      <text:p text:style-name="Standard">(144, 7, 6, 2013, 'DISEÑO', 0),</text:p>
      <text:p text:style-name="Standard">(145, 1, 2, 2013, 'JPG LM ETE 2014 Ø88,8', 0),</text:p>
      <text:p text:style-name="Standard">(146, 1, 13, 2013, 'JPG CL ETE 2014 Ø83', 0),</text:p>
      <text:p text:style-name="Standard">(147, 71, 9, 2013, 'WECOLORS ELEGANCE', 0),</text:p>
      <text:p text:style-name="Standard">(148, 72, 5, 2013, 'MAYNARD´s 20 YR', 0),</text:p>
      <text:p text:style-name="P1">(149, 1, 2, 2013, 'LBM-BTE <text:s/>125 ml. ETE 14', 0);</text:p>
      <text:p text:style-name="P1"/>
      <text:p text:style-name="P1">INSERT INTO `carpeta` (`id`, `cliente_id`, `formato_id`, `año`, `name`, `activa`) VALUES</text:p>
      <text:p text:style-name="Standard">(151, 1, 13, 2013, 'CLX-BTE EAU X VP 100 ml.', 0),</text:p>
      <text:p text:style-name="Standard">(152, 74, 9, 2013, 'Anonimos fusil', 0),</text:p>
      <text:p text:style-name="Standard">(153, 5, 67, 2014, 'Envase metalico Antonio Banderas', 0);</text:p>
      <text:p text:style-name="Standard"/>
      <text:p text:style-name="P2">INSERT INTO `carpeta` (`id`, `cliente_id`, `formato_id`, `año`, `name`, `activa`) VALUES</text:p>
      <text:p text:style-name="Standard">(154, 76, <text:span text:style-name="T1">null</text:span>, 2014, 'ENVASE DE RUY C/CREMALLERA', 0),</text:p>
      <text:p text:style-name="Standard">(155, 1, 2, 2014, 'Cuerpos Heinemann', 0),</text:p>
      <text:p text:style-name="Standard">(159, 5, 65, 2014, 'PR9 INVICTUS 2014', 0),</text:p>
      <text:p text:style-name="Standard">(160, 82, <text:span text:style-name="T1">null</text:span>, 2014, 'PALET', 1);</text:p>
      <text:p text:style-name="Standard"/>
      <text:p text:style-name="P3">INSERT INTO `carpeta` (`id`, `cliente_id`, `formato_id`, `año`, `name`, `activa`) VALUES</text:p>
      <text:p text:style-name="Standard">(161, 82, null, 2014, 'PLASTICO', 1),</text:p>
      <text:p text:style-name="Standard">(162, 82, null, 2014, 'CAJAS DE CARTON', 1),</text:p>
      <text:p text:style-name="Standard">(163, 82, null, 2014, 'FORMATOS CARTON', 1),</text:p>
      <text:p text:style-name="Standard">(165, 84, 12, 2014, 'Ø68 mm', 1),</text:p>
      <text:p text:style-name="Standard">(166, 84, 44, 2014, 'Ø75 mm', 1),</text:p>
      <text:p text:style-name="Standard">(167, 84, 45, 2014, 'Ø100 MM', 1),</text:p>
      <text:p text:style-name="Standard">(168, 84, 9, 2014, 'Ø108 MM', 1),</text:p>
      <text:p text:style-name="Standard">(169, 84, 47, 2014, 'Ø150 MM', 1),</text:p>
      <text:p text:style-name="Standard">(171, 84, 5, 2014, 'Ø87 MM', 1),</text:p>
      <text:p text:style-name="Standard"/>
      <text:p text:style-name="Standard"><text:soft-page-break/>(172, 84, null, 2014, '222X111 MM', 0),</text:p>
      <text:p text:style-name="Standard">(174, 84, 46, 2014, '89.5X58 MM', 1),</text:p>
      <text:p text:style-name="Standard">(175, 84, null, 2014, '45X45MM', 0),</text:p>
      <text:p text:style-name="Standard">(176, 84, null, 2014, 'Ø85', 1),</text:p>
      <text:p text:style-name="Standard">(177, 84, 7, 2014, 'Ø120mm', 1),</text:p>
      <text:p text:style-name="Standard">(178, 80, 9, 2014, 'Juvena 2014', 0),</text:p>
      <text:p text:style-name="Standard">(179, 1, 13, 2014, 'Ø88,8 LE MALE', 0),</text:p>
      <text:p text:style-name="Standard">(180, 1, 1, 2014, 'Ø73 CLASSIQUE', 0),</text:p>
      <text:p text:style-name="Standard"/>
      <text:p text:style-name="Standard">(181, 1, 72, 2014, 'Ø83 CLASSIQUE', 0),</text:p>
      <text:p text:style-name="Standard">(182, 1, 13, 2014, 'Ø83 LE MALE', 0),</text:p>
      <text:p text:style-name="Standard">(183, 84, 43, 2014, 'Ø106 MM', 1),</text:p>
      <text:p text:style-name="Standard">(184, 84, null, 2014, 'Ø196MM', 1),</text:p>
      <text:p text:style-name="Standard">(185, 84, null, 2014, 'OVAL 95X45 MM', 0),</text:p>
      <text:p text:style-name="Standard">(186, 84, 52, 2014, '122X80X54MM', 1),</text:p>
      <text:p text:style-name="Standard">(187, 84, 62, 2014, 'Ø65MM CON VENTANA PET', 1),</text:p>
      <text:p text:style-name="Standard">(188, 84, null, 2014, 'CD Ø123 MM', 0),</text:p>
      <text:p text:style-name="Standard">(190, 84, null, 2014, 'Ø103x29MM', 1),</text:p>
      <text:p text:style-name="Standard">(191, 84, 53, 2014, '240X140MM', 1),</text:p>
      <text:p text:style-name="Standard">(192, 84, 56, 2014, '95X73 MM', 1),</text:p>
      <text:p text:style-name="Standard">(193, 84, 55, 2014, '94x94 mm', 1),</text:p>
      <text:p text:style-name="Standard">(194, 84, 54, 2014, 'Ø67mm', 0),</text:p>
      <text:p text:style-name="Standard">(195, 84, 3, 2014, '241x161 MM', 1),</text:p>
      <text:p text:style-name="Standard">(196, 84, 58, 2014, 'Ø60X20MM', 1),</text:p>
      <text:p text:style-name="Standard">(197, 84, 11, 2014, '145X114 MM', 0),</text:p>
      <text:p text:style-name="Standard">(198, 84, null, 2014, '243X143 MM', 1),</text:p>
      <text:p text:style-name="Standard">(199, 82, null, 2014, 'VARIOS', 1),</text:p>
      <text:p text:style-name="Standard">(200, 84, 4, 2014, '305X200', 0);</text:p>
      <text:p text:style-name="Standard"/>
      <text:p text:style-name="P4">INSERT INTO `carpeta` (`id`, `cliente_id`, `formato_id`, `año`, `name`, `activa`) VALUES</text:p>
      <text:p text:style-name="Standard">(201, 84, null, 2014, '225X165X257', 1),</text:p>
      <text:p text:style-name="Standard">(202, 72, 5, 2014, 'Maynard 2014', 0),</text:p>
      <text:p text:style-name="Standard">(203, 5, null, 2014, 'CH HD 2015', 0),</text:p>
      <text:p text:style-name="Standard">(204, 85, 45, 2014, 'Time Force 2014', 0),</text:p>
      <text:p text:style-name="Standard">(205, 87, 68, 2015, '150 x 90 x 230', 0),</text:p>
      <text:p text:style-name="Standard">(207, 5, 71, 2015, 'JPG <text:s/>CL SET EDT50+BL75 BOX ST VAL 16', 0),</text:p>
      <text:p text:style-name="Standard">(210, 5, 71, 2015, 'JPG <text:s/>LM SET EDT75+SG75 BOX ST VAL 16', 0),</text:p>
      <text:p text:style-name="Standard">(211, 72, 5, 2015, 'STATEMENT 2015', 0),</text:p>
      <text:p text:style-name="Standard">(212, 72, 5, 2015, 'MAYNARD\'S 2015', 0),</text:p>
      <text:p text:style-name="Standard">(213, 70, 13, 2015, 'SUMMER Ø83 JPG <text:s/>2016', 0),</text:p>
      <text:p text:style-name="Standard">(214, 70, 72, 2015, 'SUMMER Ø88 JPG 2016', 0),</text:p>
      <text:p text:style-name="Standard">(215, 21, 45, 2015, 'ENVASE Ø100X330 CHAMPAGNE MUMM', 0),</text:p>
      <text:p text:style-name="Standard">(216, 88, 73, 2015, ' M &amp; S <text:s/>177 x 177 x 45 <text:s/>90TH QUEEN´S BIRTHDAY', 0),</text:p>
      <text:p text:style-name="Standard">(217, 70, 2, 2015, '88,8 Ø LE MALE PUIG', 1),</text:p>
      <text:p text:style-name="Standard">(218, 70, 79, 2015, '83 Ø CLASSIQUE PUIG', 1),</text:p>
      <text:p text:style-name="Standard">(219, 70, 1, 2015, '73 Ø CLASSIQUE PUIG', 1),</text:p>
      <text:p text:style-name="Standard">(220, 1, 6, 2017, '250 X210 X 57 mm Z&amp;V', 0);</text:p>
      <text:p text:style-name="Standard"/>
      <text:p text:style-name="Standard"/>
      <text:p text:style-name="P5">INSERT INTO `carpeta` (`id`, `cliente_id`, `formato_id`, `año`, `name`, `activa`) VALUES</text:p>
      <text:p text:style-name="Standard">(221, 89, 12, 2015, '68Ø MINT QUEENS BIRTHDAY', 0),</text:p>
      <text:p text:style-name="Standard">(222, null, null, 2016, 'MAYNARDS 2016 <text:span text:style-name="T2">(B)</text:span>', 0),</text:p>
      <text:p text:style-name="Standard"><text:soft-page-break/>(223, 72, 5, 2016, 'MAYNARDS 2016', 0),</text:p>
      <text:p text:style-name="Standard">(224, 91, 6, 2016, 'Envase 280x180', 0),</text:p>
      <text:p text:style-name="Standard">(225, 92, 12, 2016, 'Ø68 M&amp;S WINTER WARMERS', 0),</text:p>
      <text:p text:style-name="Standard">(226, 95, 45, 2016, 'QUIMI ROMAR Ø 100 x 190', 0),</text:p>
      <text:p text:style-name="Standard">(227, 93, null, 2016, 'ENVASE HEXAGONAL 216.7 X 191 X 65', 1),</text:p>
      <text:p text:style-name="Standard">(228, 94, 73, 2016, 'MAZAPANES EL AVIÓN 177X177', 0),</text:p>
      <text:p text:style-name="Standard">(229, 87, 47, 2017, 'Ø150 x 205 <text:s/>Cola Cao 2017', 0),</text:p>
      <text:p text:style-name="Standard">(230, 5, null, 2017, 'CH HD 2017', 0),</text:p>
      <text:p text:style-name="Standard">(231, 70, 2, 2016, '88,8 Ø ESSENCE PUIG', 1),</text:p>
      <text:p text:style-name="Standard">(232, 1, null, 2017, 'ENVASES VARIOS ', 1),</text:p>
      <text:p text:style-name="Standard">(233, 70, 79, 2017, '83 Ø LE MALE PUIG', 1),</text:p>
      <text:p text:style-name="Standard">(234, 96, 7, 2017, 'Ø120mm H300mm RED BULL 2017', 1),</text:p>
      <text:p text:style-name="Standard">(235, 97, 72, 2017, 'RP-10 2017', 1),</text:p>
      <text:p text:style-name="Standard">(236, 7, 6, 2017, 'JORGE Carpeta TESTS', 0),</text:p>
      <text:p text:style-name="Standard">(237, 72, 45, 2017, 'MAYNARDS 2017', 0),</text:p>
      <text:p text:style-name="Standard">(238, 98, 80, 2017, 'SOGRAPE 2017', 1),</text:p>
      <text:p text:style-name="Standard">(239, 99, 81, 2017, 'COTY', 0);</text:p>
      <text:p text:style-name="Standard"/>
      <text:p text:style-name="Standard"/>
      <text:p text:style-name="P6">INSERT INTO `carpeta` (`id`, `cliente_id`, `formato_id`, `año`, `name`, `activa`) VALUES</text:p>
      <text:p text:style-name="Standard">(240, 7, <text:span text:style-name="T3">null</text:span>, 2017, 'FONDOS ANONIMOS', 1),</text:p>
      <text:p text:style-name="P6">(241, 7, <text:span text:style-name="T3">null</text:span>, 2017, 'TAPAS ANONIMAS', 1),</text:p>
      <text:p text:style-name="Standard">(242, 100, 5, 2017, 'NESTLE 2017 <text:s/>Ø87', 0),</text:p>
      <text:p text:style-name="Standard">(243, 101, 1, 2017, 'EXPRESATE Ø73x110mm 2017', 0),</text:p>
      <text:p text:style-name="Standard">(244, 102, 80, 2017, 'DYC Ø95 <text:s/>H272mm 2017', 0),</text:p>
      <text:p text:style-name="P6">(245, 5, <text:span text:style-name="T3">null</text:span>, 2018, 'CH HD 2018', 1),</text:p>
      <text:p text:style-name="Standard">(246, 70, 45, 2018, '100 Ø LE MALE PUIG', 1),</text:p>
      <text:p text:style-name="Standard">(248, 72, 5, 2018, 'MAYNARDS 2018', 1),</text:p>
      <text:p text:style-name="Standard">(250, 70, 45, 2018, '100 Ø ESSENCE (Puig)', 1);</text:p>
      <text:p text:style-name="Standard"/>
      <text:p text:style-name="P7">INSERT INTO `carpeta` (`id`, `cliente_id`, `formato_id`, `año`, `name`, `activa`) VALUES</text:p>
      <text:p text:style-name="Standard">(251, 70, 79, 2018, '83 Ø ESSENCE PUIG', 1),</text:p>
      <text:p text:style-name="Standard">(252, 70, 1, 2018, '73 Ø ESSENCE PUIG', 1),</text:p>
      <text:p text:style-name="Standard"/>
      <text:p text:style-name="P6">(500, 500, <text:span text:style-name="T3">null</text:span>, 2019, 'JORGE TEST 2203 ******************', 1),</text:p>
      <text:p text:style-name="Standard">(501, 5, 79, 2019, '83 Ø FLANKER PUIG', 1),</text:p>
      <text:p text:style-name="Standard">(502, 5, 2, 2019, '88 Ø FLANKER PUIG', 1),</text:p>
      <text:p text:style-name="Standard">(503, 5, 1, 2019, '73 Ø FLANKER PUIG', 1),</text:p>
      <text:p text:style-name="Standard">(504, 5, 45, 2019, '100 Ø FLANKER PUIG', 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3:26:56.263164277</meta:creation-date>
    <dc:date>2019-03-27T17:07:37.131765753</dc:date>
    <meta:editing-duration>PT42M58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5" meta:paragraph-count="229" meta:word-count="1889" meta:character-count="10373" meta:non-whitespace-character-count="8702"/>
  </office:meta>
</office:document-meta>
</file>